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svg:stroke-color="#000000" draw:fill-color="#d9e6e6" fo:padding-top="-0.05cm" fo:padding-bottom="-0.05cm" fo:padding-left="-0.05cm" fo:padding-right="-0.05cm"/>
    </style:style>
    <style:style style:name="gr3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rect draw:style-name="gr1" draw:layer="layout" svg:width="0.667cm" svg:height="2cm" svg:x="0cm" svg:y="0cm">
            <text:p/>
          </draw:rect>
          <draw:rect draw:style-name="gr2" draw:layer="layout" svg:width="0.018cm" svg:height="1.877cm" svg:x="0.065cm" svg:y="0.05cm">
            <text:p/>
          </draw:rect>
          <draw:rect draw:style-name="gr2" draw:layer="layout" svg:width="0.018cm" svg:height="1.877cm" svg:x="0.584cm" svg:y="0.05cm">
            <text:p/>
          </draw:rect>
          <draw:line draw:style-name="gr3" draw:layer="layout" svg:x1="0.022cm" svg:y1="0.05cm" svg:x2="0.044cm" svg:y2="0.05cm">
            <text:p/>
          </draw:line>
          <draw:line draw:style-name="gr3" draw:layer="layout" svg:x1="0.022cm" svg:y1="0.099cm" svg:x2="0.044cm" svg:y2="0.099cm">
            <text:p/>
          </draw:line>
          <draw:line draw:style-name="gr3" draw:layer="layout" svg:x1="0.022cm" svg:y1="0.149cm" svg:x2="0.044cm" svg:y2="0.149cm">
            <text:p/>
          </draw:line>
          <draw:line draw:style-name="gr3" draw:layer="layout" svg:x1="0.022cm" svg:y1="0.198cm" svg:x2="0.044cm" svg:y2="0.198cm">
            <text:p/>
          </draw:line>
          <draw:line draw:style-name="gr3" draw:layer="layout" svg:x1="0.022cm" svg:y1="0.247cm" svg:x2="0.044cm" svg:y2="0.247cm">
            <text:p/>
          </draw:line>
          <draw:line draw:style-name="gr3" draw:layer="layout" svg:x1="0.022cm" svg:y1="0.297cm" svg:x2="0.044cm" svg:y2="0.297cm">
            <text:p/>
          </draw:line>
          <draw:line draw:style-name="gr3" draw:layer="layout" svg:x1="0.022cm" svg:y1="0.346cm" svg:x2="0.044cm" svg:y2="0.346cm">
            <text:p/>
          </draw:line>
          <draw:line draw:style-name="gr3" draw:layer="layout" svg:x1="0.022cm" svg:y1="0.396cm" svg:x2="0.044cm" svg:y2="0.396cm">
            <text:p/>
          </draw:line>
          <draw:line draw:style-name="gr3" draw:layer="layout" svg:x1="0.022cm" svg:y1="0.445cm" svg:x2="0.044cm" svg:y2="0.445cm">
            <text:p/>
          </draw:line>
          <draw:line draw:style-name="gr3" draw:layer="layout" svg:x1="0.022cm" svg:y1="0.494cm" svg:x2="0.044cm" svg:y2="0.494cm">
            <text:p/>
          </draw:line>
          <draw:line draw:style-name="gr3" draw:layer="layout" svg:x1="0.022cm" svg:y1="0.544cm" svg:x2="0.044cm" svg:y2="0.544cm">
            <text:p/>
          </draw:line>
          <draw:line draw:style-name="gr3" draw:layer="layout" svg:x1="0.022cm" svg:y1="0.593cm" svg:x2="0.044cm" svg:y2="0.593cm">
            <text:p/>
          </draw:line>
          <draw:line draw:style-name="gr3" draw:layer="layout" svg:x1="0.022cm" svg:y1="0.643cm" svg:x2="0.044cm" svg:y2="0.643cm">
            <text:p/>
          </draw:line>
          <draw:line draw:style-name="gr3" draw:layer="layout" svg:x1="0.022cm" svg:y1="0.692cm" svg:x2="0.044cm" svg:y2="0.692cm">
            <text:p/>
          </draw:line>
          <draw:line draw:style-name="gr3" draw:layer="layout" svg:x1="0.022cm" svg:y1="0.741cm" svg:x2="0.044cm" svg:y2="0.741cm">
            <text:p/>
          </draw:line>
          <draw:line draw:style-name="gr3" draw:layer="layout" svg:x1="0.022cm" svg:y1="0.791cm" svg:x2="0.044cm" svg:y2="0.791cm">
            <text:p/>
          </draw:line>
          <draw:line draw:style-name="gr3" draw:layer="layout" svg:x1="0.022cm" svg:y1="0.84cm" svg:x2="0.044cm" svg:y2="0.84cm">
            <text:p/>
          </draw:line>
          <draw:line draw:style-name="gr3" draw:layer="layout" svg:x1="0.022cm" svg:y1="0.89cm" svg:x2="0.044cm" svg:y2="0.89cm">
            <text:p/>
          </draw:line>
          <draw:line draw:style-name="gr3" draw:layer="layout" svg:x1="0.022cm" svg:y1="0.939cm" svg:x2="0.044cm" svg:y2="0.939cm">
            <text:p/>
          </draw:line>
          <draw:line draw:style-name="gr3" draw:layer="layout" svg:x1="0.022cm" svg:y1="0.988cm" svg:x2="0.044cm" svg:y2="0.988cm">
            <text:p/>
          </draw:line>
          <draw:line draw:style-name="gr3" draw:layer="layout" svg:x1="0.022cm" svg:y1="1.038cm" svg:x2="0.044cm" svg:y2="1.038cm">
            <text:p/>
          </draw:line>
          <draw:line draw:style-name="gr3" draw:layer="layout" svg:x1="0.022cm" svg:y1="1.087cm" svg:x2="0.044cm" svg:y2="1.087cm">
            <text:p/>
          </draw:line>
          <draw:line draw:style-name="gr3" draw:layer="layout" svg:x1="0.022cm" svg:y1="1.136cm" svg:x2="0.044cm" svg:y2="1.136cm">
            <text:p/>
          </draw:line>
          <draw:line draw:style-name="gr3" draw:layer="layout" svg:x1="0.022cm" svg:y1="1.186cm" svg:x2="0.044cm" svg:y2="1.186cm">
            <text:p/>
          </draw:line>
          <draw:line draw:style-name="gr3" draw:layer="layout" svg:x1="0.022cm" svg:y1="1.235cm" svg:x2="0.044cm" svg:y2="1.235cm">
            <text:p/>
          </draw:line>
          <draw:line draw:style-name="gr3" draw:layer="layout" svg:x1="0.022cm" svg:y1="1.285cm" svg:x2="0.044cm" svg:y2="1.285cm">
            <text:p/>
          </draw:line>
          <draw:line draw:style-name="gr3" draw:layer="layout" svg:x1="0.022cm" svg:y1="1.334cm" svg:x2="0.044cm" svg:y2="1.334cm">
            <text:p/>
          </draw:line>
          <draw:line draw:style-name="gr3" draw:layer="layout" svg:x1="0.022cm" svg:y1="1.383cm" svg:x2="0.044cm" svg:y2="1.383cm">
            <text:p/>
          </draw:line>
          <draw:line draw:style-name="gr3" draw:layer="layout" svg:x1="0.022cm" svg:y1="1.433cm" svg:x2="0.044cm" svg:y2="1.433cm">
            <text:p/>
          </draw:line>
          <draw:line draw:style-name="gr3" draw:layer="layout" svg:x1="0.022cm" svg:y1="1.482cm" svg:x2="0.044cm" svg:y2="1.482cm">
            <text:p/>
          </draw:line>
          <draw:line draw:style-name="gr3" draw:layer="layout" svg:x1="0.022cm" svg:y1="1.532cm" svg:x2="0.044cm" svg:y2="1.532cm">
            <text:p/>
          </draw:line>
          <draw:line draw:style-name="gr3" draw:layer="layout" svg:x1="0.022cm" svg:y1="1.581cm" svg:x2="0.044cm" svg:y2="1.581cm">
            <text:p/>
          </draw:line>
          <draw:line draw:style-name="gr3" draw:layer="layout" svg:x1="0.022cm" svg:y1="1.63cm" svg:x2="0.044cm" svg:y2="1.63cm">
            <text:p/>
          </draw:line>
          <draw:line draw:style-name="gr3" draw:layer="layout" svg:x1="0.022cm" svg:y1="1.68cm" svg:x2="0.044cm" svg:y2="1.68cm">
            <text:p/>
          </draw:line>
          <draw:line draw:style-name="gr3" draw:layer="layout" svg:x1="0.022cm" svg:y1="1.729cm" svg:x2="0.044cm" svg:y2="1.729cm">
            <text:p/>
          </draw:line>
          <draw:line draw:style-name="gr3" draw:layer="layout" svg:x1="0.022cm" svg:y1="1.779cm" svg:x2="0.044cm" svg:y2="1.779cm">
            <text:p/>
          </draw:line>
          <draw:line draw:style-name="gr3" draw:layer="layout" svg:x1="0.022cm" svg:y1="1.828cm" svg:x2="0.044cm" svg:y2="1.828cm">
            <text:p/>
          </draw:line>
          <draw:line draw:style-name="gr3" draw:layer="layout" svg:x1="0.022cm" svg:y1="1.877cm" svg:x2="0.044cm" svg:y2="1.877cm">
            <text:p/>
          </draw:line>
          <draw:line draw:style-name="gr3" draw:layer="layout" svg:x1="0.022cm" svg:y1="1.927cm" svg:x2="0.044cm" svg:y2="1.92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Rack 38U</dc:title>
    <meta:creation-date>2011-02-07T17:02:32</meta:creation-date>
    <meta:editing-duration>P0D</meta:editing-duration>
    <meta:editing-cycles>1</meta:editing-cycles>
    <meta:document-statistic meta:object-count="43"/>
    <meta:generator>OpenOffice.org/3.3$Linux OpenOffice.org_project/330m20$Build-9567</meta:generator>
  </office:meta>
</office:document-meta>
</file>